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3941" officeooo:paragraph-rsid="001e3941"/>
    </style:style>
    <style:style style:name="P2" style:family="paragraph" style:parent-style-name="Standard" style:list-style-name="L1">
      <style:text-properties officeooo:rsid="001e3941" officeooo:paragraph-rsid="001e3941"/>
    </style:style>
    <style:style style:name="P3" style:family="paragraph" style:parent-style-name="Standard" style:list-style-name="L1">
      <style:text-properties officeooo:paragraph-rsid="001e3941"/>
    </style:style>
    <style:style style:name="P4" style:family="paragraph" style:parent-style-name="Standard">
      <style:text-properties fo:font-weight="bold" officeooo:rsid="001e3941" officeooo:paragraph-rsid="001e3941" style:font-weight-asian="bold" style:font-weight-complex="bold"/>
    </style:style>
    <style:style style:name="P5" style:family="paragraph" style:parent-style-name="Standard" style:list-style-name="L1">
      <style:text-properties fo:font-weight="bold" officeooo:rsid="001e3941" officeooo:paragraph-rsid="001e3941" style:font-weight-asian="bold" style:font-weight-complex="bold"/>
    </style:style>
    <style:style style:name="P6" style:family="paragraph" style:parent-style-name="Standard">
      <style:text-properties fo:font-weight="bold" officeooo:rsid="001ed0e8" officeooo:paragraph-rsid="001ed0e8" style:font-weight-asian="bold" style:font-weight-complex="bold"/>
    </style:style>
    <style:style style:name="P7" style:family="paragraph" style:parent-style-name="Standard" style:list-style-name="L4">
      <style:text-properties fo:font-weight="normal" officeooo:rsid="001ed0e8" officeooo:paragraph-rsid="001ed0e8" style:font-weight-asian="normal" style:font-weight-complex="normal"/>
    </style:style>
    <style:style style:name="P8" style:family="paragraph" style:parent-style-name="Standard">
      <style:text-properties fo:font-weight="normal" officeooo:rsid="001ed0e8" officeooo:paragraph-rsid="001ed0e8" style:font-weight-asian="normal" style:font-weight-complex="normal"/>
    </style:style>
    <style:style style:name="P9" style:family="paragraph" style:parent-style-name="Standard">
      <style:text-properties officeooo:rsid="001ed0e8" officeooo:paragraph-rsid="001ed0e8"/>
    </style:style>
    <style:style style:name="T1" style:family="text">
      <style:text-properties officeooo:rsid="001e3941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LASES:</text:p>
      <text:p text:style-name="P9"><text:tab/>&gt; JUGADOR</text:p>
      <text:p text:style-name="P9"><text:tab/>&gt; TORNEO</text:p>
      <text:p text:style-name="P9"><text:tab/>&gt; CATEGORÍA</text:p>
      <text:p text:style-name="P9"><text:tab/>&gt; CJT_JUGADORES</text:p>
      <text:p text:style-name="P9"><text:tab/>&gt; CJT_TORNEO</text:p>
      <text:p text:style-name="P1"/>
      <text:p text:style-name="P1"/>
      <text:p text:style-name="P1">Circuito:</text:p>
      <text:p text:style-name="P1"/>
      <text:p text:style-name="P4">T torneos:</text:p>
      <text:list xml:id="list2741679850" text:style-name="L1">
        <text:list-item>
          <text:p text:style-name="P3"><text:span text:style-name="T1">nombre</text:span></text:p>
        </text:list-item>
        <text:list-item>
          <text:p text:style-name="P5">C categorias:</text:p>
          <text:list>
            <text:list-item>
              <text:p text:style-name="P3"><text:span text:style-name="T1">entero ‘x’ tq 1 &lt;= x &lt;= C → CTE</text:span></text:p>
            </text:list-item>
            <text:list-item>
              <text:p text:style-name="P2">nombre</text:p>
            </text:list-item>
          </text:list>
        </text:list-item>
        <text:list-item>
          <text:p text:style-name="P2">Funciones: </text:p>
          <text:list>
            <text:list-item>
              <text:p text:style-name="P2">Dar de alta nuevos torneos.</text:p>
            </text:list-item>
            <text:list-item>
              <text:p text:style-name="P2">Dar de baja torneos exisentes.</text:p>
            </text:list-item>
          </text:list>
        </text:list-item>
      </text:list>
      <text:p text:style-name="P1"/>
      <text:p text:style-name="P6">K numero maximo de niveles:</text:p>
      <text:list xml:id="list4209404022" text:style-name="L4">
        <text:list-item>
          <text:p text:style-name="P7">Pair&lt;C,nivel entre 1 y K&gt; → puntos que gana un jugador que llega a nivel k en un torneo de categoria C;</text:p>
        </text:list-item>
      </text:list>
      <text:p text:style-name="P8"/>
      <text:p text:style-name="P6">P JUGADOR:</text:p>
      <text:p text:style-name="P6"><text:tab/><text:span text:style-name="T2">→ leer_jugador;</text:span></text:p>
      <text:p text:style-name="P6"><text:span text:style-name="T2"><text:tab/>Cuando estén todos leidos, se incializan a 0 puntos.</text:span></text:p>
      <text:p text:style-name="P6"><text:span text:style-name="T2"><text:tab/>Depues de cada torneo: con el PAIR sabemos los puntos de cada un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8T11:11:06.810715404</meta:creation-date>
    <dc:date>2022-04-08T13:28:04.517176729</dc:date>
    <meta:editing-duration>PT36M17S</meta:editing-duration>
    <meta:editing-cycles>1</meta:editing-cycles>
    <meta:document-statistic meta:table-count="0" meta:image-count="0" meta:object-count="0" meta:page-count="1" meta:paragraph-count="21" meta:word-count="100" meta:character-count="494" meta:non-whitespace-character-count="414"/>
    <meta:generator>LibreOffice/7.1.4.2$Linux_X86_64 LibreOffice_project/10$Build-2</meta:generator>
  </office:meta>
</office:document-meta>
</file>